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008" officeooo:paragraph-rsid="0014c008"/>
    </style:style>
    <style:style style:name="P2" style:family="paragraph" style:parent-style-name="Standard">
      <style:text-properties officeooo:rsid="0014c008" officeooo:paragraph-rsid="0015bd57"/>
    </style:style>
    <style:style style:name="P3" style:family="paragraph" style:parent-style-name="Standard">
      <style:text-properties officeooo:rsid="0015bd57" officeooo:paragraph-rsid="0015bd57"/>
    </style:style>
    <style:style style:name="P4" style:family="paragraph" style:parent-style-name="Standard">
      <style:text-properties officeooo:rsid="0015d1dc" officeooo:paragraph-rsid="0015d1dc"/>
    </style:style>
    <style:style style:name="P5" style:family="paragraph" style:parent-style-name="Standard">
      <style:text-properties officeooo:rsid="0017aaf3" officeooo:paragraph-rsid="0017aaf3"/>
    </style:style>
    <style:style style:name="P6" style:family="paragraph" style:parent-style-name="Standard">
      <style:text-properties officeooo:rsid="00194468" officeooo:paragraph-rsid="00194468"/>
    </style:style>
    <style:style style:name="P7" style:family="paragraph" style:parent-style-name="Standard">
      <style:text-properties officeooo:rsid="001a6331" officeooo:paragraph-rsid="001a6331"/>
    </style:style>
    <style:style style:name="P8" style:family="paragraph" style:parent-style-name="Standard">
      <style:text-properties officeooo:rsid="001a99ed" officeooo:paragraph-rsid="001a99ed"/>
    </style:style>
    <style:style style:name="P9" style:family="paragraph" style:parent-style-name="Standard">
      <style:text-properties officeooo:rsid="001aa1a8" officeooo:paragraph-rsid="001aa1a8"/>
    </style:style>
    <style:style style:name="P10" style:family="paragraph" style:parent-style-name="Standard">
      <style:text-properties officeooo:rsid="001ba545" officeooo:paragraph-rsid="001ba545"/>
    </style:style>
    <style:style style:name="P11" style:family="paragraph" style:parent-style-name="Standard">
      <style:text-properties officeooo:rsid="001ba545" officeooo:paragraph-rsid="001f4b49"/>
    </style:style>
    <style:style style:name="P12" style:family="paragraph" style:parent-style-name="Standard">
      <style:text-properties officeooo:rsid="001ce3c3" officeooo:paragraph-rsid="001ce3c3"/>
    </style:style>
    <style:style style:name="P13" style:family="paragraph" style:parent-style-name="Standard">
      <style:text-properties officeooo:rsid="001ed9d9" officeooo:paragraph-rsid="001ed9d9"/>
    </style:style>
    <style:style style:name="P14" style:family="paragraph" style:parent-style-name="Standard">
      <style:text-properties officeooo:rsid="001f4b49" officeooo:paragraph-rsid="001f4b49"/>
    </style:style>
    <style:style style:name="P15" style:family="paragraph" style:parent-style-name="Standard">
      <style:text-properties officeooo:rsid="001ff6ce" officeooo:paragraph-rsid="001ff6ce"/>
    </style:style>
    <style:style style:name="P16" style:family="paragraph" style:parent-style-name="Standard">
      <style:paragraph-properties fo:break-before="page"/>
      <style:text-properties officeooo:rsid="001a6331" officeooo:paragraph-rsid="001a6331"/>
    </style:style>
    <style:style style:name="T1" style:family="text">
      <style:text-properties officeooo:rsid="00194468"/>
    </style:style>
    <style:style style:name="T2" style:family="text">
      <style:text-properties officeooo:rsid="001a99ed"/>
    </style:style>
    <style:style style:name="T3" style:family="text">
      <style:text-properties officeooo:rsid="001ce3c3"/>
    </style:style>
    <style:style style:name="T4" style:family="text">
      <style:text-properties officeooo:rsid="001ff6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buat array</text:p>
      <text:p text:style-name="P1"/>
      <text:p text:style-name="P1">1. Deklarasi nama variabel array beserta kapasitas dan tipe datanya.</text:p>
      <text:p text:style-name="P1">2. Isi masing-masing slot array dengan sebuah data sesuai dengan tipe data array tersebut.</text:p>
      <text:p text:style-name="P1"/>
      <text:p text:style-name="P1">Menambah data</text:p>
      <text:p text:style-name="P1"/>
      <text:p text:style-name="P1">1.</text:p>
      <text:p text:style-name="P1">2. Melakukan pengecekan pada setiap slot array dengan perulangan.</text:p>
      <text:p text:style-name="P1">3. Jika slot array bernilai nol maka isi slot tersebut dengan data baru yang dimasukan tadi.</text:p>
      <text:p text:style-name="P1">4. Jika slot array masih berisi maka kembali melakukan pengecekan no 2.</text:p>
      <text:p text:style-name="P1"/>
      <text:p text:style-name="P1">Menghapus data</text:p>
      <text:p text:style-name="P1"/>
      <text:p text:style-name="P1">1. Masukan nomor slot array yang isinya akan dihapus.</text:p>
      <text:p text:style-name="P1">2. Slot array tersebut akan ditimpa dengan nilai slot array yang ada didepannya.</text:p>
      <text:p text:style-name="P2">3. Loncat ke slot array yang ada didepannya kemudian ulangi langkah 2 hingga akhir array.</text:p>
      <text:p text:style-name="P2"/>
      <text:p text:style-name="P3">Mengedit data</text:p>
      <text:p text:style-name="P2"/>
      <text:p text:style-name="P3">1. Tampilkan semua data yang ada pada masing-masing slot array.</text:p>
      <text:p text:style-name="P3">2. Asumsi indikator find dengan nilai salah (tidak ditemukan).</text:p>
      <text:p text:style-name="P3">3. Masukan data yang ingin diubah.</text:p>
      <text:p text:style-name="P3">4. Masukan data baru yang akan mengantikan data lama.</text:p>
      <text:p text:style-name="P3">5. Lakukan pengecekan pada setiap slot array dengan perulangan.</text:p>
      <text:p text:style-name="P3">6. Jika data yang ada pada suatu slot array sama dengan data yang ingin diubah maka catat nomor index slot array tersebut, dan set indikator find dengan nilai benar.</text:p>
      <text:p text:style-name="P3">7. Jika indikator find bernilai benar maka data ditemukan dan dapat diganti.</text:p>
      <text:p text:style-name="P3">8. Ganti data yang ada pada slot dengan index yang telah dicatat tadi dengan data baru.</text:p>
      <text:p text:style-name="P3">9. Jika indikator find masih bernilai salah maka data tidak ditemukan.</text:p>
      <text:p text:style-name="P3">10. Tampilkan semua data yang ada pada masing-masing slot array.</text:p>
      <text:p text:style-name="P3"/>
      <text:p text:style-name="P3">Melihat data</text:p>
      <text:p text:style-name="P3"/>
      <text:p text:style-name="P4">1. Cek isi dari semua slot array dengan perulangan.</text:p>
      <text:p text:style-name="P4">2. Jika isi slot array bukan bernilai nol maka tampilkan isi slot array tersebut.</text:p>
      <text:p text:style-name="P4">3. Jika isi slot array nol maka jangan tampilkan dan berhenti melakukan perulangan pengecekan.</text:p>
      <text:p text:style-name="P4"/>
      <text:p text:style-name="P5">Nilai terbesar</text:p>
      <text:p text:style-name="P5"/>
      <text:p text:style-name="P5">1. Buat tempat untuk menyimpan nilai terbesar <text:span text:style-name="T1">yaitu MAX</text:span>, isikan <text:span text:style-name="T1">MAX</text:span> dengan data dari slot array pertama.</text:p>
      <text:p text:style-name="P5">2. Lakukan pengecekan data pada setiap slot array dengan perulangan.</text:p>
      <text:p text:style-name="P5">3. Jika data pada suatu slot array lebih besar dari <text:span text:style-name="T1">MAX</text:span>, maka ganti nilai <text:span text:style-name="T1">MAX</text:span> dengan data slot array tersebut.</text:p>
      <text:p text:style-name="P6">4. Tampilkan nilai MAX.</text:p>
      <text:p text:style-name="P6"/>
      <text:p text:style-name="P7"/>
      <text:p text:style-name="P16">Nilai Terkecil</text:p>
      <text:p text:style-name="P7"/>
      <text:p text:style-name="P7">1. <text:span text:style-name="T2">Buat tempat untuk menyimpan nilai terkecil yaitu MIN, isikan MIN dengan data dari slot array pertama.</text:span></text:p>
      <text:p text:style-name="P8">2. Lakukan pengecekan data pada setiap slot array dengan perulangan.</text:p>
      <text:p text:style-name="P8">3. Jika data pada suatu slot array lebih kecil dari nilai MIN, maka ganti nilai MIN dengan data pada slot array tersebut.</text:p>
      <text:p text:style-name="P8">4. Tampilkan nilai MIN.</text:p>
      <text:p text:style-name="P8"/>
      <text:p text:style-name="P9">Rata rata</text:p>
      <text:p text:style-name="P9"/>
      <text:p text:style-name="P10">1. Buat tempat untuk mengkalkulasi jumlah semua data yaitu jml.</text:p>
      <text:p text:style-name="P10">2. Kalkulasikan semua data pada slot array dan masukan dalam jml.</text:p>
      <text:p text:style-name="P10">3. <text:span text:style-name="T3">Hitung jumlah slot array yang memiliki isi bukan nol.</text:span></text:p>
      <text:p text:style-name="P12">4. Nilai jml dibagi dengan jumlah slot array yang berisi.</text:p>
      <text:p text:style-name="P12">5. Tampilkan hasil bagi tadi.</text:p>
      <text:p text:style-name="P12"/>
      <text:p text:style-name="P13">Jumlah</text:p>
      <text:p text:style-name="P13"/>
      <text:p text:style-name="P11">1. Buat tempat untuk mengkalkulasi jumlah semua data yaitu jumlah, <text:span text:style-name="T4">kemudian isikan dengan nilai 0 terlebih dahulu</text:span>.</text:p>
      <text:p text:style-name="P15">2. Lakukan operasi penambahan nilai yang ada pada semua slot array dengan nilai yang ada didalam jumlah menggunakan perulangan.</text:p>
      <text:p text:style-name="P14">3. Tampilkan jumla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4:45:21.616273574</meta:creation-date>
    <dc:date>2018-12-05T07:38:40.507227293</dc:date>
    <meta:editing-duration>PT53M5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2" meta:paragraph-count="47" meta:word-count="463" meta:character-count="2833" meta:non-whitespace-character-count="2417"/>
  </office:meta>
</office:document-meta>
</file>